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024cm" fo:min-width="0.77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33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6.116cm"/>
      <style:paragraph-properties style:writing-mode="lr-tb"/>
    </style:style>
    <style:style style:name="gr4" style:family="graphic" style:parent-style-name="objectwithoutfill">
      <style:graphic-properties svg:stroke-color="#000000" draw:marker-start="Small_20_Arrow" draw:fill="solid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0.774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74cm" fo:min-width="0.49cm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8cm" svg:height="1.8cm" svg:x="8.0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65cm" svg:height="2cm" svg:x="7.201cm" svg:y="10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6.8cm" svg:height="1.9cm" svg:x="5.501cm" svg:y="7.501cm">
          <text:p text:style-name="P3"><text:span text:style-name="T1">Проверить, пуста ли очередь </text:span></text:p>
          <text:p text:style-name="P3"><text:span text:style-name="T1">автомобилей на таможн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8cm" svg:height="1.9cm" svg:x="11.501cm" svg:y="12.401cm">
          <text:p text:style-name="P3"><text:span text:style-name="T1">Установить размер очереди, </text:span></text:p>
          <text:p text:style-name="P3"><text:span text:style-name="T1">в цикле получить и вывести </text:span></text:p>
          <text:p text:style-name="P3"><text:span text:style-name="T1">информацию о каждом авт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8.901cm" svg:y1="7.501cm" svg:x2="8.901cm" svg:y2="6.101cm">
          <text:p/>
        </draw:line>
        <draw:line draw:style-name="gr4" draw:text-style-name="P5" draw:layer="layout" svg:x1="9.001cm" svg:y1="10.401cm" svg:x2="9.001cm" svg:y2="9.401cm">
          <text:p/>
        </draw:line>
        <draw:line draw:style-name="gr5" draw:text-style-name="P5" draw:layer="layout" svg:x1="10.801cm" svg:y1="11.401cm" svg:x2="14.901cm" svg:y2="11.401cm">
          <text:p/>
        </draw:line>
        <draw:line draw:style-name="gr4" draw:text-style-name="P5" draw:layer="layout" svg:x1="14.901cm" svg:y1="12.401cm" svg:x2="14.901cm" svg:y2="11.401cm">
          <text:p/>
        </draw:line>
        <draw:line draw:style-name="gr4" draw:text-style-name="P5" draw:layer="layout" svg:x1="9.001cm" svg:y1="20.401cm" svg:x2="9.001cm" svg:y2="12.401cm">
          <text:p/>
        </draw:line>
        <draw:frame draw:style-name="gr6" draw:text-style-name="P6" draw:layer="layout" svg:width="2.6cm" svg:height="0.725cm" svg:x="6.701cm" svg:y="13.176cm">
          <draw:text-box>
            <text:p><text:span text:style-name="T1">size == 0</text:span></text:p>
          </draw:text-box>
        </draw:frame>
        <draw:frame draw:style-name="gr6" draw:text-style-name="P6" draw:layer="layout" svg:width="2.6cm" svg:height="0.725cm" svg:x="11.401cm" svg:y="10.476cm">
          <draw:text-box>
            <text:p><text:span text:style-name="T1">size != 0</text:span></text:p>
          </draw:text-box>
        </draw:frame>
        <draw:custom-shape draw:style-name="gr7" draw:text-style-name="P2" draw:layer="layout" svg:width="1.8cm" svg:height="1.8cm" svg:x="8.1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9cm" svg:y1="21.3cm" svg:x2="14.901cm" svg:y2="21.301cm">
          <text:p/>
        </draw:line>
        <draw:custom-shape draw:style-name="gr8" draw:text-style-name="P1" draw:layer="layout" svg:width="1.4cm" svg:height="1.4cm" svg:x="8.3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4.9cm" svg:y1="14.4cm" svg:x2="14.9cm" svg:y2="21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4:20:33.234319014</meta:creation-date>
    <dc:date>2020-10-24T03:12:14.992296264</dc:date>
    <meta:editing-duration>PT7M27S</meta:editing-duration>
    <meta:editing-cycles>2</meta:editing-cycles>
    <meta:generator>LibreOffice/6.4.5.2$Linux_X86_64 LibreOffice_project/40$Build-2</meta:generator>
    <meta:document-statistic meta:object-count="15"/>
  </office:meta>
</office:document-meta>
</file>